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800000161D126C8A64EA8F750.jpg" manifest:media-type="image/jpeg"/>
  <manifest:file-entry manifest:full-path="Pictures/100000010000165D0000060632CCCCB60F1CE0E7.png" manifest:media-type="image/png"/>
  <manifest:file-entry manifest:full-path="Pictures/1000000000000278000001630E02C048A75A06B6.png" manifest:media-type="image/png"/>
  <manifest:file-entry manifest:full-path="Pictures/1000000100000926000002CEF4150DDB21B8F33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12cm" svg:stroke-color="#2a6099" draw:marker-start-width="0.517cm" draw:marker-end-width="0.517cm" draw:fill="none" loext:fill-use-slide-background="false" draw:textarea-horizontal-align="justify" draw:textarea-vertical-align="middle" draw:auto-grow-height="false" fo:min-height="9.25cm" fo:min-width="16cm" fo:padding-top="0.23cm" fo:padding-bottom="0.23cm" fo:padding-left="0.355cm" fo:padding-right="0.355cm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6.5cm" svg:height="9.5cm" svg:x="2.5cm" svg:y="18.7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75cm" svg:height="3.868cm" svg:x="3.75cm" svg:y="9.25cm">
          <draw:image xlink:href="Pictures/100000000000026800000161D126C8A64EA8F750.jpg" xlink:type="simple" xlink:show="embed" xlink:actuate="onLoad" draw:mime-type="image/jpeg">
            <text:p/>
          </draw:image>
        </draw:frame>
        <draw:frame draw:style-name="gr2" draw:text-style-name="P2" draw:layer="layout" svg:width="8.357cm" svg:height="2.25cm" svg:x="3.893cm" svg:y="13.25cm">
          <draw:image xlink:href="Pictures/100000010000165D0000060632CCCCB60F1CE0E7.png" xlink:type="simple" xlink:show="embed" xlink:actuate="onLoad" draw:mime-type="image/png">
            <text:p/>
          </draw:image>
        </draw:frame>
        <draw:frame draw:style-name="gr2" draw:text-style-name="P2" draw:layer="layout" svg:width="7cm" svg:height="3.932cm" svg:x="12.25cm" svg:y="13.25cm">
          <draw:image xlink:href="Pictures/1000000000000278000001630E02C048A75A06B6.png" xlink:type="simple" xlink:show="embed" xlink:actuate="onLoad" draw:mime-type="image/png">
            <text:p/>
          </draw:image>
        </draw:frame>
        <draw:frame draw:style-name="gr2" draw:text-style-name="P2" draw:layer="layout" svg:width="9cm" svg:height="2.759cm" svg:x="10.25cm" svg:y="10.491cm">
          <draw:image xlink:href="Pictures/1000000100000926000002CEF4150DDB21B8F33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15T11:33:36.514000000</meta:creation-date>
    <dc:date>2025-01-24T10:49:54.976000000</dc:date>
    <meta:editing-duration>PT48M38S</meta:editing-duration>
    <meta:editing-cycles>3</meta:editing-cycles>
    <meta:generator>LibreOffice/7.4.3.2$Windows_X86_64 LibreOffice_project/1048a8393ae2eeec98dff31b5c133c5f1d08b890</meta:generator>
    <meta:document-statistic meta:object-count="5"/>
  </office:meta>
</office:document-meta>
</file>